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list-style-name="L1">
      <style:graphic-properties draw:stroke="solid" svg:stroke-width="0.026cm" svg:stroke-color="#000000" draw:stroke-linejoin="round" draw:fill="solid" draw:fill-color="#ff00ff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3" style:family="graphic" style:list-style-name="L1">
      <style:graphic-properties draw:stroke="solid" svg:stroke-width="0.026cm" svg:stroke-color="#000000" draw:stroke-linejoin="round" draw:fill="solid" draw:fill-color="#33cc66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4" style:family="graphic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5" style:family="graphic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list-style-name="L1">
      <style:graphic-properties draw:stroke="solid" svg:stroke-width="0.026cm" svg:stroke-color="#000000" draw:stroke-linejoin="round" draw:fill="solid" draw:fill-color="#33cc66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8" style:family="graphic" style:list-style-name="L1">
      <style:graphic-properties draw:stroke="solid" svg:stroke-width="0.026cm" svg:stroke-color="#000000" draw:stroke-linejoin="round" draw:fill="solid" draw:fill-color="#33cc66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9" style:family="graphic">
      <style:graphic-properties draw:stroke="solid" svg:stroke-width="0.102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1">
      <style:graphic-properties draw:stroke="solid" svg:stroke-width="0.026cm" svg:stroke-color="#000000" draw:stroke-linejoin="round" draw:fill="solid" draw:fill-color="#ff00ff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11" style:family="graphic" style:list-style-name="L1">
      <style:graphic-properties draw:stroke="solid" svg:stroke-width="0.026cm" svg:stroke-color="#000000" draw:stroke-linejoin="round" draw:fill="solid" draw:fill-color="#e6e64c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solid" draw:fill-color="#e6e64c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16" style:family="graphic" style:parent-style-name="standard" style:list-style-name="L1">
      <style:graphic-properties draw:stroke="solid" svg:stroke-width="0.026cm" svg:stroke-color="#000000" draw:stroke-linejoin="round" draw:fill="hatch" draw:fill-color="#99ccff" draw:fill-hatch-name="Black_20_45_20_Degrees_20_Wide" draw:fill-hatch-solid="true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029cm" fo:padding-bottom="0cm" fo:padding-left="0cm" fo:padding-right="0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0.612cm" fo:min-width="0cm" fo:padding-top="0.029cm" fo:padding-bottom="0cm" fo:padding-left="0cm" fo:padding-right="0cm" fo:wrap-option="wrap" draw:shadow="hidden" draw:shadow-color="#808080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0.612cm" fo:min-width="0cm" fo:padding-top="0.029cm" fo:padding-bottom="0cm" fo:padding-left="0cm" fo:padding-right="0cm" fo:wrap-option="wrap" draw:shadow="hidden" draw:shadow-color="#808080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0.612cm" fo:min-width="0cm" fo:padding-top="0.029cm" fo:padding-bottom="0cm" fo:padding-left="0cm" fo:padding-right="0cm" fo:wrap-option="wrap" draw:shadow="hidden" draw:shadow-color="#808080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0.612cm" fo:min-width="0cm" fo:padding-top="0.029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style:paragraph-properties fo:margin-left="0cm" fo:margin-right="0cm" fo:line-height="93%" fo:text-align="center" fo:text-indent="0cm" style:line-break="strict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93%" fo:text-align="center" fo:text-indent="0cm" style:line-break="strict"/>
      <style:text-properties fo:font-size="11pt" style:font-size-asian="11pt" style:font-size-complex="11pt"/>
    </style:style>
    <style:style style:name="P7" style:family="paragraph">
      <style:paragraph-properties fo:margin-left="0cm" fo:margin-right="0cm" fo:line-height="93%" fo:text-align="center" fo:text-indent="0cm" style:line-break="strict" style:writing-mode="lr-tb"/>
      <style:text-properties fo:font-size="11pt" style:font-size-asian="11pt" style:font-size-complex="11pt"/>
    </style:style>
    <style:style style:name="P8" style:family="paragraph">
      <style:paragraph-properties fo:margin-left="0cm" fo:margin-right="0cm" fo:line-height="93%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line-height="93%" fo:text-indent="0cm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000000" fo:language="en" fo:country="US" fo:font-weight="bold" style:font-weight-asian="bold" style:font-weight-complex="bold"/>
    </style:style>
    <style:style style:name="T3" style:family="text">
      <style:text-properties fo:color="#000000" fo:font-size="12pt" fo:language="en" fo:country="US" fo:font-weight="bold" style:font-family-asian="'Arial Unicode MS'" style:font-pitch-asian="variable" style:font-size-asian="12pt" style:font-weight-asian="bold" style:font-family-complex="'Arial Unicode MS'" style:font-pitch-complex="variable" style:font-size-complex="12pt" style:font-weight-complex="bold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font-size="11pt" fo:language="en" fo:country="US" fo:font-weight="bold" style:font-family-asian="'Arial Unicode MS'" style:font-pitch-asian="variable" style:font-size-asian="11pt" style:font-weight-asian="bold" style:font-family-complex="'Arial Unicode MS'" style:font-pitch-complex="variable" style:font-size-complex="11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22.86cm" svg:height="14.605cm" svg:x="1.27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4.983cm" svg:height="0.972cm" svg:x="18.48cm" svg:y="15.236cm" presentation:class="title" presentation:user-transformed="true">
          <draw:text-box>
            <text:p text:style-name="P2"><text:span text:style-name="T1">Homograph Units (H1,H2,H3..)</text:span></text:p>
          </draw:text-box>
        </draw:frame>
        <draw:custom-shape draw:style-name="gr2" draw:text-style-name="P4" draw:id="id5" draw:layer="layout" svg:width="1.27cm" svg:height="1.248cm" svg:x="9.226cm" svg:y="16.532cm">
          <text:p text:style-name="P3"><text:span text:style-name="T2">CF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" draw:text-style-name="P4" draw:id="id7" draw:layer="layout" svg:width="1.27cm" svg:height="1.27cm" svg:x="11.83cm" svg:y="16.51cm">
          <text:p text:style-name="P3"><text:span text:style-name="T2">H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4" draw:text-style-name="P4" draw:layer="layout" svg:width="4.983cm" svg:height="1.424cm" svg:x="18.481cm" svg:y="16.707cm">
          <text:p text:style-name="P3"><text:span text:style-name="T3">Context Units (CI,CF)</text:span><text:span text:style-name="T3"><text:line-break/></text:span><text:span text:style-name="T3"> <text:s text:c="2"/>F = Frequent </text:span><text:span text:style-name="T3"><text:line-break/></text:span><text:span text:style-name="T3"> <text:s text:c="2"/>I = Infrequen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4" draw:id="id1" draw:layer="layout" svg:width="6.271cm" svg:height="3.611cm" svg:x="9.234cm" svg:y="10.227cm">
          <text:p text:style-name="P3"><text:span text:style-name="T4">Hidden Layer</text:span></text:p>
          <text:p text:style-name="P3"><text:span text:style-name="T4">(Semantic Modul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6.777cm" svg:y1="12.33cm" svg:x2="15.498cm" svg:y2="12.334cm">
          <text:p/>
        </draw:line>
        <draw:custom-shape draw:style-name="gr7" draw:text-style-name="P4" draw:layer="layout" svg:width="1.27cm" svg:height="1.27cm" svg:x="10.655cm" svg:y="6.691cm">
          <text:p text:style-name="P3"><text:span text:style-name="T2">M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8" draw:text-style-name="P4" draw:layer="layout" svg:width="1.239cm" svg:height="1.27cm" svg:x="12.751cm" svg:y="6.651cm">
          <text:p text:style-name="P3"><text:span text:style-name="T2">M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9" draw:text-style-name="P1" draw:id="id3" draw:layer="layout" svg:width="4.445cm" svg:height="1.905cm" svg:x="10.16cm" svg:y="6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id="id2" draw:layer="layout" svg:width="1.27cm" svg:height="1.248cm" svg:x="7.626cm" svg:y="7.232cm">
          <text:p text:style-name="P3"><text:span text:style-name="T2">CF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1" draw:text-style-name="P4" draw:id="id4" draw:layer="layout" svg:width="1.27cm" svg:height="1.27cm" svg:x="15.935cm" svg:y="7.11cm">
          <text:p text:style-name="P3"><text:span text:style-name="T2">CI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2" draw:text-style-name="P4" draw:id="id8" draw:layer="layout" svg:width="1.27cm" svg:height="1.27cm" svg:x="14.335cm" svg:y="16.51cm">
          <text:p text:style-name="P3"><text:span text:style-name="T2">CI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13" draw:text-style-name="P5" draw:layer="layout" draw:type="line" svg:x1="12.369cm" svg:y1="10.227cm" svg:x2="8.26cm" svg:y2="8.48cm" draw:start-shape="id1" draw:start-glue-point="0" draw:end-shape="id2" draw:end-glue-point="8" svg:d="m12369 10227-4109-1747">
          <text:p/>
        </draw:connector>
        <draw:connector draw:style-name="gr13" draw:text-style-name="P5" draw:layer="layout" draw:type="line" svg:x1="12.369cm" svg:y1="10.227cm" svg:x2="12.382cm" svg:y2="8.358cm" draw:start-shape="id1" draw:start-glue-point="0" draw:end-shape="id3" draw:end-glue-point="2" svg:d="m12369 10227 13-1869">
          <text:p/>
        </draw:connector>
        <draw:connector draw:style-name="gr13" draw:text-style-name="P5" draw:layer="layout" draw:type="line" svg:x1="12.369cm" svg:y1="10.227cm" svg:x2="16.569cm" svg:y2="8.38cm" draw:start-shape="id1" draw:start-glue-point="0" draw:end-shape="id4" draw:end-glue-point="8" svg:d="m12369 10227 4200-1847">
          <text:p/>
        </draw:connector>
        <draw:custom-shape draw:style-name="gr14" draw:text-style-name="P4" draw:layer="layout" svg:width="1.319cm" svg:height="0.949cm" svg:x="10.781cm" svg:y="4.745cm">
          <text:p text:style-name="P3"><text:span text:style-name="T3">70%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4" draw:layer="layout" svg:width="1.319cm" svg:height="0.949cm" svg:x="12.882cm" svg:y="4.746cm">
          <text:p text:style-name="P3"><text:span text:style-name="T3">30%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4" draw:layer="layout" svg:width="6.271cm" svg:height="3.611cm" svg:x="16.235cm" svg:y="10.228cm">
          <text:p text:style-name="P3"><text:span text:style-name="T4">PFC / Context Layer</text:span></text:p>
          <text:p text:style-name="P3"><text:span text:style-name="T4">(Discourse Modul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1.905cm" svg:height="0.667cm" svg:x="11.485cm" svg:y="17.948cm">
          <text:p text:style-name="P3"><text:span text:style-name="T3">“</text:span><text:span text:style-name="T3">Bank”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4" draw:layer="layout" svg:width="1.905cm" svg:height="0.667cm" svg:x="15.586cm" svg:y="6.349cm">
          <text:p text:style-name="P3"><text:span text:style-name="T3">“</text:span><text:span text:style-name="T3">River”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4" draw:layer="layout" svg:width="1.905cm" svg:height="0.667cm" svg:x="8.887cm" svg:y="17.95cm">
          <text:p text:style-name="P3"><text:span text:style-name="T3">“</text:span><text:span text:style-name="T3">Money”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4" draw:layer="layout" svg:width="1.905cm" svg:height="0.667cm" svg:x="14.087cm" svg:y="17.95cm">
          <text:p text:style-name="P3"><text:span text:style-name="T3">“</text:span><text:span text:style-name="T3">River”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4" draw:layer="layout" svg:width="1.905cm" svg:height="0.667cm" svg:x="7.288cm" svg:y="6.451cm">
          <text:p text:style-name="P3"><text:span text:style-name="T3">“</text:span><text:span text:style-name="T3">Money”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4" draw:layer="layout" svg:width="1.905cm" svg:height="0.667cm" svg:x="8.888cm" svg:y="17.951cm">
          <text:p text:style-name="P3"><text:span text:style-name="T3">“</text:span><text:span text:style-name="T3">Money”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7" draw:layer="layout" svg:width="2.434cm" svg:height="0.667cm" svg:x="10.16cm" svg:y="5.552cm">
          <text:p text:style-name="P6"><text:span text:style-name="T5">Financial Institution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7" draw:layer="layout" svg:width="1.905cm" svg:height="0.667cm" svg:x="12.59cm" svg:y="5.553cm">
          <text:p text:style-name="P6"><text:span text:style-name="T5">Land by Rive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" draw:text-style-name="P5" draw:layer="layout" draw:type="line" svg:x1="9.86cm" svg:y1="16.532cm" svg:x2="12.37cm" svg:y2="13.838cm" draw:start-shape="id5" draw:start-glue-point="4" draw:end-shape="id6" draw:end-glue-point="3" svg:d="m9860 16532 2510-2694">
          <text:p/>
        </draw:connector>
        <draw:connector draw:style-name="gr13" draw:text-style-name="P5" draw:layer="layout" draw:type="line" svg:x1="12.464cm" svg:y1="16.51cm" svg:x2="12.37cm" svg:y2="13.838cm" draw:start-shape="id7" draw:start-glue-point="4" svg:d="m12464 16510-94-2672">
          <text:p/>
        </draw:connector>
        <draw:connector draw:style-name="gr13" draw:text-style-name="P5" draw:id="id6" draw:layer="layout" draw:type="line" svg:x1="14.969cm" svg:y1="16.51cm" svg:x2="12.37cm" svg:y2="13.838cm" draw:start-shape="id8" draw:start-glue-point="4" svg:d="m14969 16510-2599-2672">
          <text:p/>
        </draw:connector>
        <draw:custom-shape draw:style-name="gr25" draw:text-style-name="P4" draw:layer="layout" svg:width="6.299cm" svg:height="0.949cm" svg:x="17.684cm" svg:y="7.048cm">
          <text:p text:style-name="P3"><text:span text:style-name="T3">Response / Meaning Units</text:span></text:p>
          <text:p text:style-name="P3"><text:span text:style-name="T3">(M1, M2, M3...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2" draw:text-style-name="P9" draw:layer="layout" svg:width="4.983cm" svg:height="0.974cm" svg:x="2.081cm" svg:y="16.634cm" presentation:class="title" presentation:user-transformed="true">
          <draw:text-box>
            <text:p text:style-name="P8"><text:span text:style-name="T4">INPUT</text:span></text:p>
          </draw:text-box>
        </draw:frame>
        <draw:frame presentation:style-name="pr3" draw:text-style-name="P9" draw:layer="layout" svg:width="6.038cm" svg:height="0.974cm" svg:x="1.582cm" svg:y="11.534cm" presentation:class="title" presentation:user-transformed="true">
          <draw:text-box>
            <text:p text:style-name="P8"><text:span text:style-name="T4">PROCESSING</text:span></text:p>
          </draw:text-box>
        </draw:frame>
        <draw:frame presentation:style-name="pr4" draw:text-style-name="P9" draw:layer="layout" svg:width="6.038cm" svg:height="0.974cm" svg:x="1.282cm" svg:y="7.034cm" presentation:class="title" presentation:user-transformed="true">
          <draw:text-box>
            <text:p text:style-name="P8"><text:span text:style-name="T4">OUTPUT</text:span></text:p>
          </draw:text-box>
        </draw:frame>
        <presentation:notes draw:style-name="dp2">
          <draw:page-thumbnail draw:layer="layout" svg:width="15.266cm" svg:height="10.478cm" svg:x="3.162cm" svg:y="2.121cm" draw:page-number="1"/>
          <draw:frame presentation:style-name="pr5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078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align="center" fo:text-indent="0cm" style:line-break="strict"/>
    </style:style>
    <style:style style:name="MP6" style:family="paragraph">
      <style:paragraph-properties fo:margin-left="0cm" fo:margin-right="0cm" fo:line-height="93%" fo:text-align="center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text-align="center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495cm" svg:height="2.84cm" svg:x="2.001cm" svg:y="1.9cm" presentation:class="title" presentation:placeholder="true">
        <draw:text-box/>
      </draw:frame>
      <draw:frame presentation:style-name="Default-outline1" draw:layer="backgroundobjects" svg:width="24.593cm" svg:height="13.855cm" svg:x="2.001cm" svg:y="5.414cm" presentation:class="outline" presentation:placeholder="true">
        <draw:text-box/>
      </draw:frame>
      <draw:frame presentation:style-name="Mpr1" draw:text-style-name="MP4" draw:layer="backgroundobjects" svg:width="6.518cm" svg:height="1.443cm" svg:x="1.499cm" svg:y="17.551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873cm" svg:height="1.443cm" svg:x="9.074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18cm" svg:height="1.443cm" svg:x="18.975cm" svg:y="17.63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4" draw:layer="backgroundobjects" svg:width="9.366cm" svg:height="1.394cm" svg:x="0cm" svg:y="-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367cm" svg:height="1.394cm" svg:x="12.218cm" svg:y="-0.001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 text:style-name="MP3"><text:span text:style-name="MT1"><presentation:footer/></text:span></text:p>
          </draw:text-box>
        </draw:frame>
        <draw:frame presentation:style-name="Mpr7" draw:text-style-name="MP8" draw:layer="backgroundobjects" svg:width="9.367cm" svg:height="1.395cm" svg:x="12.218cm" svg:y="26.541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8T10:03:06</meta:creation-date>
    <dc:date>2010-03-09T16:40:37</dc:date>
    <meta:editing-cycles>11</meta:editing-cycles>
    <meta:editing-duration>PT05H23M32S</meta:editing-duration>
    <meta:generator>OpenOffice.org/3.0$Unix OpenOffice.org_project/300m15$Build-9379</meta:gener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